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905d" officeooo:paragraph-rsid="000b905d"/>
    </style:style>
    <style:style style:name="P2" style:family="paragraph" style:parent-style-name="Standard">
      <style:text-properties officeooo:rsid="000c2970" officeooo:paragraph-rsid="000c2970"/>
    </style:style>
    <style:style style:name="P3" style:family="paragraph" style:parent-style-name="Standard">
      <style:text-properties officeooo:rsid="000de108" officeooo:paragraph-rsid="000de108"/>
    </style:style>
    <style:style style:name="P4" style:family="paragraph" style:parent-style-name="Standard">
      <style:text-properties officeooo:rsid="00104dfa" officeooo:paragraph-rsid="00104dfa"/>
    </style:style>
    <style:style style:name="P5" style:family="paragraph" style:parent-style-name="Standard">
      <style:text-properties officeooo:rsid="0011bc04" officeooo:paragraph-rsid="0011bc04"/>
    </style:style>
    <style:style style:name="P6" style:family="paragraph" style:parent-style-name="Standard">
      <style:text-properties officeooo:rsid="0012d053" officeooo:paragraph-rsid="0012d053"/>
    </style:style>
    <style:style style:name="P7" style:family="paragraph" style:parent-style-name="Standard">
      <style:text-properties officeooo:rsid="000de108" officeooo:paragraph-rsid="000de108"/>
    </style:style>
    <style:style style:name="P8" style:family="paragraph" style:parent-style-name="Standard">
      <style:text-properties officeooo:rsid="00143ccb" officeooo:paragraph-rsid="00143ccb"/>
    </style:style>
    <style:style style:name="P9" style:family="paragraph" style:parent-style-name="Standard">
      <style:paragraph-properties fo:break-before="page"/>
      <style:text-properties officeooo:rsid="00143ccb" officeooo:paragraph-rsid="00143ccb"/>
    </style:style>
    <style:style style:name="T1" style:family="text">
      <style:text-properties officeooo:rsid="000f30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taurant class:</text:p>
      <text:p text:style-name="P1"/>
      <text:p text:style-name="P1">Instance variables</text:p>
      <text:p text:style-name="P1">-String name</text:p>
      <text:p text:style-name="P1">-String city</text:p>
      <text:p text:style-name="P1">-array of Strings: category</text:p>
      <text:p text:style-name="P1">-BusinessHours</text:p>
      <text:p text:style-name="P1">-Cost</text:p>
      <text:p text:style-name="P1">-float rank</text:p>
      <text:p text:style-name="P1">-int reviewers</text:p>
      <text:p text:style-name="P1"/>
      <text:p text:style-name="P2">Category class:</text:p>
      <text:p text:style-name="P2">-ArrayList of String (categories)</text:p>
      <text:p text:style-name="P2"/>
      <text:p text:style-name="P2">BusinessHours class</text:p>
      <text:p text:style-name="P2">-opening and closing times for each day</text:p>
      <text:p text:style-name="P2"/>
      <text:p text:style-name="P2">Cost class extends Comparable:</text:p>
      <text:p text:style-name="P2">-compareTo (to compare $, $$ and $$$)</text:p>
      <text:p text:style-name="P2"/>
      <text:p text:style-name="P3">Time class:</text:p>
      <text:p text:style-name="P3">-<text:span text:style-name="T1">functionality for storing times</text:span></text:p>
      <text:p text:style-name="P3">-<text:span text:style-name="T1">query whether time is between two times</text:span></text:p>
      <text:p text:style-name="P3"/>
      <text:p text:style-name="P3">DatabaseCreator</text:p>
      <text:p text:style-name="P3">-scans </text:p>
      <text:p text:style-name="P3">-creates Restaurant records</text:p>
      <text:p text:style-name="P3">-adds to BST (in Database class)</text:p>
      <text:p text:style-name="P3"/>
      <text:p text:style-name="P3">Database</text:p>
      <text:p text:style-name="P3">-BST container</text:p>
      <text:p text:style-name="P3"/>
      <text:p text:style-name="P4">MainClass:</text:p>
      <text:p text:style-name="P4">-access to and modification of the database</text:p>
      <text:p text:style-name="P5">(all the methods outlined in setting)</text:p>
      <text:p text:style-name="P5"/>
      <text:p text:style-name="P6">Experiment class:</text:p>
      <text:p text:style-name="P6">-timing of performance</text:p>
      <text:p text:style-name="P6"/>
      <text:p text:style-name="P6"/>
      <text:p text:style-name="P3"/>
      <text:p text:style-name="P3"/>
      <text:p text:style-name="P9">Scanner: take in first line</text:p>
      <text:p text:style-name="P8">Pattern: split by semicolon, assign arr[1] to name of restaurant</text:p>
      <text:p text:style-name="P8">..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51S</meta:editing-duration>
    <meta:editing-cycles>11</meta:editing-cycles>
    <meta:generator>LibreOffice/4.2.0.4$Windows_x86 LibreOffice_project/05dceb5d363845f2cf968344d7adab8dcfb2ba71</meta:generator>
    <dc:date>2014-04-03T08:34:52.911000000</dc:date>
    <meta:document-statistic meta:table-count="0" meta:image-count="0" meta:object-count="0" meta:page-count="2" meta:paragraph-count="32" meta:word-count="106" meta:character-count="712" meta:non-whitespace-character-count="637"/>
    <meta:user-defined meta:name="Info 1"/>
    <meta:user-defined meta:name="Info 2"/>
    <meta:user-defined meta:name="Info 3"/>
    <meta:user-defined meta:name="Info 4"/>
  </office:meta>
</office:document-meta>
</file>